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MEA Router</text:h>
      <text:p text:style-name="Text_20_body"/>
      <text:h text:style-name="Heading_20_2" text:outline-level="2">Installation</text:h>
      <text:h text:style-name="Heading_20_3" text:outline-level="3">Debian Linux</text:h>
      <text:p text:style-name="Text_20_body">You need debian package for native code:</text:p>
      <text:p text:style-name="P1">serial-channel-jni-lib_&lt;version&gt;_&lt;architecture&gt;.deb</text:p>
      <text:p text:style-name="Text_20_body">Example for arm architecture</text:p>
      <text:p text:style-name="Text_20_body">serial-channel-jni-lib_1.0.4_armhf.deb</text:p>
      <text:p text:style-name="Text_20_body">You also need nmea-router application debian package:</text:p>
      <text:p text:style-name="P1">nmea-router_&lt;version&gt;-&lt;release&gt;_all.deb</text:p>
      <text:p text:style-name="Text_20_body">Example</text:p>
      <text:p text:style-name="Text_20_body">nmea-router_1.8.1-11_all.deb</text:p>
      <text:p text:style-name="Text_20_body"/>
      <text:p text:style-name="Text_20_body">Login as root </text:p>
      <text:p text:style-name="Text_20_body">Make sure that all NMEA devices are on and are connected</text:p>
      <text:p text:style-name="Text_20_body">install packages:</text:p>
      <text:p text:style-name="Text_20_body">dpkg -i serial-channel-jni-lib_1.0.4_armhf.deb</text:p>
      <text:p text:style-name="Text_20_body">dpkg -i nmea-router_1.8.1-11_all.deb</text:p>
      <text:p text:style-name="Text_20_body">Note! Versions might be different.</text:p>
      <text:p text:style-name="Text_20_body">Wait 5 minutes while router scans serial ports!</text:p>
      <text:p text:style-name="Text_20_body">Inital configuration is now in /etc/opt/nmea-router/config.xml</text:p>
      <text:p text:style-name="Text_20_body">You can change it and router with command</text:p>
      <text:p text:style-name="Text_20_body">service nmea-router restart</text:p>
      <text:p text:style-name="Text_20_body"/>
      <text:p text:style-name="Text_20_body">Note! You can scan again by removing config.xml and starting router again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5T13:56:47.06</meta:creation-date>
    <meta:generator>OpenOffice/4.1.1$Win32 OpenOffice.org_project/411m6$Build-9775</meta:generator>
    <dc:date>2017-10-25T15:13:29.06</dc:date>
    <meta:editing-duration>PT1H16M41S</meta:editing-duration>
    <meta:editing-cycles>3</meta:editing-cycles>
    <meta:document-statistic meta:table-count="0" meta:image-count="0" meta:object-count="0" meta:page-count="1" meta:paragraph-count="22" meta:word-count="109" meta:character-count="773"/>
  </office:meta>
</office:document-meta>
</file>